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445cm"/>
    </style:style>
    <style:style style:name="co5" style:family="table-column">
      <style:table-column-properties fo:break-before="auto" style:column-width="3.83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LoginWithInvalidEmailId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MailId</text:p>
          </table:table-cell>
          <table:table-cell table:style-name="ce1"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siva @gmail.com</text:p>
          </table:table-cell>
          <table:table-cell office:value-type="string" calcext:value-type="string">
            <text:p>siva@199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oginWithInvalidPassword" table:style-name="ta1"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MailId</text:p>
          </table:table-cell>
          <table:table-cell table:style-name="ce1"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psiva0222@gmail.com</text:p>
          </table:table-cell>
          <table:table-cell office:value-type="string" calcext:value-type="string">
            <text:p>Qwerty@12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2T14:25:04.716555489</meta:creation-date>
    <dc:date>2022-12-12T14:29:50.281339534</dc:date>
    <meta:editing-duration>PT4M45S</meta:editing-duration>
    <meta:editing-cycles>2</meta:editing-cycles>
    <meta:generator>LibreOffice/6.4.7.2$Linux_X86_64 LibreOffice_project/40$Build-2</meta:generator>
    <meta:document-statistic meta:table-count="2" meta:cell-count="8" meta:object-count="0"/>
  </office:meta>
</office:document-meta>
</file>